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E00000299E0F72D84.png" manifest:media-type="image/png"/>
  <manifest:file-entry manifest:full-path="Pictures/100000010000042E000002994A4759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0.1028in" svg:width="6.6929in" svg:height="4.1591in" draw:z-index="0"><draw:image xlink:href="Pictures/100000010000042E000002994A4759BF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width="6.6929in" svg:height="4.1591in" draw:z-index="1"><draw:image xlink:href="Pictures/100000010000042E00000299E0F72D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1:27:37.073775731</meta:creation-date>
    <dc:date>2025-09-01T21:28:08.971891632</dc:date>
    <meta:editing-duration>PT3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